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text-properties officeooo:rsid="00114883" officeooo:paragraph-rsid="00114883"/>
    </style:style>
    <style:style style:name="P55" style:family="paragraph" style:parent-style-name="Standard">
      <style:paragraph-properties fo:text-align="start" style:justify-single-word="false"/>
      <style:text-properties officeooo:rsid="00114a78" officeooo:paragraph-rsid="00114a78"/>
    </style:style>
    <style:style style:name="P56" style:family="paragraph" style:parent-style-name="Standard">
      <style:paragraph-properties fo:text-align="start" style:justify-single-word="false"/>
      <style:text-properties officeooo:paragraph-rsid="0012d949"/>
    </style:style>
    <style:style style:name="P57" style:family="paragraph" style:parent-style-name="Standard">
      <style:paragraph-properties fo:text-align="start" style:justify-single-word="false"/>
      <style:text-properties officeooo:rsid="0012d949" officeooo:paragraph-rsid="0012d949"/>
    </style:style>
    <style:style style:name="P58" style:family="paragraph" style:parent-style-name="Standard">
      <style:paragraph-properties fo:text-align="start" style:justify-single-word="false"/>
      <style:text-properties officeooo:rsid="0012d949" officeooo:paragraph-rsid="0014b531"/>
    </style:style>
    <style:style style:name="P59" style:family="paragraph" style:parent-style-name="Standard">
      <style:paragraph-properties fo:text-align="start" style:justify-single-word="false"/>
      <style:text-properties officeooo:rsid="0023ab34" officeooo:paragraph-rsid="0023ab34"/>
    </style:style>
    <style:style style:name="P60" style:family="paragraph" style:parent-style-name="Standard">
      <style:paragraph-properties fo:text-align="justify" style:justify-single-word="false"/>
      <style:text-properties officeooo:rsid="002560c4" officeooo:paragraph-rsid="002560c4"/>
    </style:style>
    <style:style style:name="P61" style:family="paragraph" style:parent-style-name="Standard">
      <style:paragraph-properties fo:text-align="justify" style:justify-single-word="false"/>
      <style:text-properties officeooo:rsid="00267a66" officeooo:paragraph-rsid="00267a66"/>
    </style:style>
    <style:style style:name="P6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6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6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6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6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6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68"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70"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72"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74"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80"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5282083982442317530" text:style-name="L1">
        <text:list-item>
          <text:p text:style-name="P62">жить в сейчас;</text:p>
        </text:list-item>
        <text:list-item>
          <text:p text:style-name="P63">зрелость;</text:p>
        </text:list-item>
        <text:list-item>
          <text:p text:style-name="P63">подлиность;</text:p>
        </text:list-item>
        <text:list-item>
          <text:p text:style-name="P63">отвественность за свое действие и жизнь;</text:p>
        </text:list-item>
        <text:list-item>
          <text:p text:style-name="P63">ответная реакция — способность;</text:p>
        </text:list-item>
        <text:list-item>
          <text:p text:style-name="P63">в сейчас доступно проявление творческого подхода;</text:p>
        </text:list-item>
      </text:list>
      <text:p text:style-name="P21"/>
      <text:p text:style-name="P54"><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54"><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55"><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55"><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55"><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55"><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55"><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55"><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56"><text:span text:style-name="T27"><text:tab/></text:span><text:span text:style-name="T33">Реальность и восприятие. </text:span><text:span text:style-name="T27">Существует различие между следующими понятиями:</text:span></text:p>
      <text:list xml:id="list5260825886327773803" text:style-name="L2">
        <text:list-item>
          <text:p text:style-name="P64">мир;</text:p>
        </text:list-item>
        <text:list-item>
          <text:p text:style-name="P64">наша реакция на этот мир.</text:p>
        </text:list-item>
      </text:list>
      <text:p text:style-name="P57"><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57"><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57"><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57"><text:span text:style-name="T28"><text:tab/></text:span><text:span text:style-name="T32">О причинной связи.</text:span><text:span text:style-name="T28"> У всего должна быть причина.</text:span></text:p>
      <text:p text:style-name="P26"/>
      <text:p text:style-name="P57"><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57"><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57"><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57"><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57"><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57"><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57"><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57"><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58"><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58"><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59"><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59"><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59"><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59"><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4520795661299871581" text:style-name="L3">
        <text:list-item>
          <text:p text:style-name="P65">она просто является тем, чем является;</text:p>
        </text:list-item>
        <text:list-item>
          <text:p text:style-name="P65">она понимает, что существует; неправильно говорить, что она «в нас» или что мы в «в ней».</text:p>
        </text:list-item>
      </text:list>
      <text:p text:style-name="P39"/>
      <text:p text:style-name="P59"><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60"><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61"><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61"><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61"><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61"><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61"><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7094535179121678577" text:style-name="L4">
        <text:list-item>
          <text:p text:style-name="P66">занимать место в социальной структуре общества;</text:p>
        </text:list-item>
        <text:list-item>
          <text:p text:style-name="P6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3101233890094131306" text:style-name="L5">
        <text:list-item>
          <text:p text:style-name="P67"><text:s/>человек ек дает себе раскрыться и быть полностью собой;</text:p>
        </text:list-item>
        <text:list-item>
          <text:p text:style-name="P6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68"><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68"/>
      <text:p text:style-name="P68"><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68"/>
      <text:p text:style-name="P68"><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68"/>
      <text:p text:style-name="P68"><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68"/>
      <text:p text:style-name="P68"><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68"/>
      <text:p text:style-name="P68"><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68"/>
      <text:p text:style-name="P68"><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68"/>
      <text:p text:style-name="P69"><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69"/>
      <text:p text:style-name="P69"><text:tab/><text:span text:style-name="T9">Знание. </text:span>Это воспоминание когда-то выученного материала.</text:p>
      <text:p text:style-name="P69"/>
      <text:p text:style-name="P69"><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69"/>
      <text:p text:style-name="P69"><text:tab/><text:span text:style-name="T9">Применение. </text:span>Это способность использовать изученный материал в новых и конкретных ситуациях.</text:p>
      <text:p text:style-name="P69"/>
      <text:p text:style-name="P69"><text:tab/><text:span text:style-name="T9">Анализ.</text:span> Это способность вычленять из материала составляющие части, так чтобы понятна была его структура постоения.</text:p>
      <text:p text:style-name="P69"/>
      <text:p text:style-name="P69"><text:tab/><text:span text:style-name="T9">Синтез. </text:span>Это способность соединить вместе отдельные части, чтобы образовалось новое целое.</text:p>
      <text:p text:style-name="P69"/>
      <text:p text:style-name="P69"><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69"/>
      <text:p text:style-name="P69"><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70">Понятие (абстрактные)</text:p>
      <text:p text:style-name="P70"/>
      <text:p text:style-name="P69"><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69"/>
      <text:p text:style-name="P71"><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71"/>
      <text:p text:style-name="P71"><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71"/>
      <text:p text:style-name="P71"><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71"/>
      <text:p text:style-name="P71"><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71"/>
      <text:p text:style-name="P71"><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71"/>
      <text:p text:style-name="P72"><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72"/>
      <text:p text:style-name="P72"><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72"/>
      <text:p text:style-name="P72"><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4">Знание</text:p>
      <text:p text:style-name="P74"/>
      <text:p text:style-name="P73"><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73"/>
      <text:p text:style-name="P73"><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73"/>
      <text:p text:style-name="P73"><text:span text:style-name="T9"><text:tab/>Знание и характер.</text:span> Знание наделяет силой, а характер — уважением.</text:p>
      <text:p text:style-name="P73"/>
      <text:p text:style-name="P73"><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Идеи</text:p>
      <text:p text:style-name="P74"/>
      <text:p text:style-name="P73"><text:tab/><text:span text:style-name="T9">Ценность идеи.</text:span> Идея лежит в начале всех достижений, как в любой области промышленности, так и в любой профессии.</text:p>
      <text:p text:style-name="P73"/>
      <text:p text:style-name="P73"><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73"/>
      <text:p text:style-name="P73"><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75"/>
      <text:p text:style-name="P75"><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75"/>
      <text:p text:style-name="P75"><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75"/>
      <text:p text:style-name="P75"><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75"/>
      <text:p text:style-name="P75"><text:tab/><text:span text:style-name="T9">Четыре этапа для появления идеи. </text:span>Для появления идеи необходимо:</text:p>
      <text:list xml:id="list887855213344642937" text:style-name="L6">
        <text:list-item>
          <text:p text:style-name="P76">взять какую-нибудь нерешенную проблему;</text:p>
        </text:list-item>
        <text:list-item>
          <text:p text:style-name="P76">рассмотреть проблему с разных сторон;</text:p>
        </text:list-item>
        <text:list-item>
          <text:p text:style-name="P76">по-новому подойти к старому способу решения проблемы;</text:p>
        </text:list-item>
        <text:list-item>
          <text:p text:style-name="P76">поверить в свою идею и действовать!</text:p>
        </text:list-item>
      </text:list>
      <text:p text:style-name="P75"/>
      <text:p text:style-name="P75"><text:tab/><text:span text:style-name="T9">Пять этапов при формулировке идеи:</text:span></text:p>
      <text:list xml:id="list22694469499527059" text:style-name="L7">
        <text:list-item>
          <text:p text:style-name="P77">подберите материал;</text:p>
        </text:list-item>
        <text:list-item>
          <text:p text:style-name="P77">проработайте детали;</text:p>
        </text:list-item>
        <text:list-item>
          <text:p text:style-name="P77">расслабьтесь и не думайте об этом;</text:p>
        </text:list-item>
        <text:list-item>
          <text:p text:style-name="P77"><text:soft-page-break/>будьте готовы распознать и принять идею, когда она появится;</text:p>
        </text:list-item>
        <text:list-item>
          <text:p text:style-name="P77">сформулируйте и изложите данную идею так, чтобы она была полезной.</text:p>
        </text:list-item>
      </text:list>
      <text:p text:style-name="P75"/>
      <text:p text:style-name="P78"><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78"/>
      <text:p text:style-name="P78"><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78"/>
      <text:p text:style-name="P78"><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text:soft-page-break/>Восприятие</text:p>
      <text:p text:style-name="P80"/>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09T21:23:25.801743106</dc:date>
    <meta:editing-duration>PT3H1M42S</meta:editing-duration>
    <meta:editing-cycles>38</meta:editing-cycles>
    <meta:generator>LibreOffice/5.1.6.2$Linux_X86_64 LibreOffice_project/10m0$Build-2</meta:generator>
    <meta:document-statistic meta:table-count="0" meta:image-count="0" meta:object-count="0" meta:page-count="39" meta:paragraph-count="348" meta:word-count="7388" meta:character-count="51001" meta:non-whitespace-character-count="43608"/>
  </office:meta>
</office:document-meta>
</file>